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1.5cm" svg:height="2.4cm" svg:x="1.7cm" svg:y="1.5cm">
          <text:p text:style-name="P1"><text:span text:style-name="T1">インスタンス名</text:span><text:span text:style-name="T1">:</text:span><text:span text:style-name="T1">クラス名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5cm" svg:height="2.4cm" svg:x="1.692cm" svg:y="3.902cm">
          <text:p text:style-name="P1"><text:span text:style-name="T1">属性名 </text:span><text:span text:style-name="T1">= </text:span><text:span text:style-name="T1">値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4:41:22</dc:date>
    <dc:creator>tokai </dc:creator>
    <meta:editing-duration>P0D</meta:editing-duration>
    <meta:editing-cycles>3</meta:editing-cycles>
    <meta:generator>LibreOffice/3.5$Linux_x86 LibreOffice_project/350m1$Build-2</meta:generator>
    <meta:document-statistic meta:object-count="2"/>
  </office:meta>
</office:document-meta>
</file>